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Autoevaluación" style:family="table">
      <style:table-properties style:width="17cm" table:align="margins"/>
    </style:style>
    <style:style style:name="Autoevaluación.A" style:family="table-column">
      <style:table-column-properties style:column-width="8.5cm" style:rel-column-width="32767*"/>
    </style:style>
    <style:style style:name="Autoevaluación.B" style:family="table-column">
      <style:table-column-properties style:column-width="8.5cm" style:rel-column-width="32768*"/>
    </style:style>
    <style:style style:name="Autoevaluación.A1" style:family="table-cell">
      <style:table-cell-properties fo:padding="0.097cm" fo:border-left="0.05pt solid #000000" fo:border-right="none" fo:border-top="0.05pt solid #000000" fo:border-bottom="0.05pt solid #000000"/>
    </style:style>
    <style:style style:name="Autoevaluación.B1" style:family="table-cell">
      <style:table-cell-properties fo:padding="0.097cm" fo:border="0.05pt solid #000000"/>
    </style:style>
    <style:style style:name="Autoevaluación.A2" style:family="table-cell">
      <style:table-cell-properties fo:padding="0.097cm" fo:border-left="0.05pt solid #000000" fo:border-right="none" fo:border-top="none" fo:border-bottom="0.05pt solid #000000"/>
    </style:style>
    <style:style style:name="Autoevaluación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0pt" fo:font-weight="bold" officeooo:rsid="0014f438" officeooo:paragraph-rsid="0014f43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16925e" officeooo:paragraph-rsid="0016925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71614" officeooo:paragraph-rsid="0017161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9293a" officeooo:paragraph-rsid="0019293a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af04c" officeooo:paragraph-rsid="001af04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af04c" officeooo:paragraph-rsid="001af04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bf2d1" officeooo:paragraph-rsid="001bf2d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c13a7" officeooo:paragraph-rsid="001c13a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c13a7" officeooo:paragraph-rsid="001d4bb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d4bb6" officeooo:paragraph-rsid="001d4bb6" style:font-size-asian="10.5pt" style:font-weight-asian="normal" style:font-size-complex="12pt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fo:font-size="12pt" officeooo:rsid="001d4bb6" officeooo:paragraph-rsid="001d4bb6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de58f" officeooo:paragraph-rsid="001de58f" style:font-size-asian="10.5pt" style:font-weight-asian="normal" style:font-size-complex="12pt" style:font-weight-complex="normal"/>
    </style:style>
    <style:style style:name="T1" style:family="text">
      <style:text-properties officeooo:rsid="00180a73"/>
    </style:style>
    <style:style style:name="T2" style:family="text">
      <style:text-properties officeooo:rsid="001bf2d1"/>
    </style:style>
    <style:style style:name="T3" style:family="text">
      <style:text-properties officeooo:rsid="001c13a7"/>
    </style:style>
    <style:style style:name="T4" style:family="text">
      <style:text-properties officeooo:rsid="001cc33a"/>
    </style:style>
    <style:style style:name="T5" style:family="text">
      <style:text-properties officeooo:rsid="001d4b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Auto-evaluación Miguel López </text:p>
      <text:p text:style-name="P1"/>
      <text:p text:style-name="P1"/>
      <text:p text:style-name="P2">Personalmente creo que <text:span text:style-name="T1">los contenidos vistos en esta primera evaluación han sido muy buenos.</text:span></text:p>
      <text:p text:style-name="P2"/>
      <text:p text:style-name="P3">En cuanto a mi <text:span text:style-name="T1">trabajo en la asignatura he seguido con interés las clases y solo he fallado un día por motivo justificado.</text:span></text:p>
      <text:p text:style-name="P3"/>
      <text:p text:style-name="P4"><text:span text:style-name="T3">También</text:span> tengo que decir que no he podido dedicar todas las horas que me hubiese gustado a la asignatura , ya que mi situación laboral me limita mucho el tiempo.</text:p>
      <text:p text:style-name="P4"/>
      <text:p text:style-name="P4">En cuanto lo aprendido <text:s/>me ha gustado especialmente el GitHub, <text:s/>ya que es muy practico y fácil de usar.</text:p>
      <text:p text:style-name="P4"/>
      <text:p text:style-name="P4">Le he dado un uso real ya que <text:s/>aparte del repositorio ad tengo otros dos mas, y otra cuenta de carácter personal que me he creado.</text:p>
      <text:p text:style-name="P4"/>
      <text:p text:style-name="P6">El ide MonoDevelop me ha gustado sus opciones de auto-completado y creo que para el lenguaje C# ayuda bastante <text:span text:style-name="T2">a la hora de picar código. </text:span></text:p>
      <text:p text:style-name="P6"/>
      <text:p text:style-name="P7">También me ha aparecido muy interesante el gtk en mi opinión <text:s/>el <text:span text:style-name="T4">entorno</text:span> <text:span text:style-name="T4">gráfico</text:span> es mucho mas intuitivo que el de eclipse.</text:p>
      <text:p text:style-name="P7"/>
      <text:p text:style-name="P7">En cuanto al apartado de JDBC es el apartado que mas conozco he realizado un pequeño ejemplo llamado música , donde se pueden listar ,añadir y eliminar registros.</text:p>
      <text:p text:style-name="P8">Aun que el código no esta separado en MVC y falta mucho que depurar </text:p>
      <text:p text:style-name="P8"/>
      <text:p text:style-name="P12">En el repositorio <text:a xlink:type="simple" xlink:href="https://github.com/migboi/ad" text:style-name="Internet_20_link" text:visited-style-name="Visited_20_Internet_20_Link">https://github.com/migboi/ad</text:a> esta todo el trabajo que he realizado durante esta evaluación:</text:p>
      <text:p text:style-name="P8"/>
      <text:p text:style-name="P9">Analizando todo lo anteriormente expuesto valoraría <text:s/>mi nota <text:s/><text:span text:style-name="T5">de la siguiente manera :</text:span></text:p>
      <text:p text:style-name="P9"/>
      <table:table table:name="Autoevaluación" table:style-name="Autoevaluación">
        <table:table-column table:style-name="Autoevaluación.A"/>
        <table:table-column table:style-name="Autoevaluación.B"/>
        <table:table-row>
          <table:table-cell table:style-name="Autoevaluación.A1" office:value-type="string">
            <text:p text:style-name="P11">Aprendido en clase </text:p>
          </table:table-cell>
          <table:table-cell table:style-name="Autoevaluación.B1" office:value-type="string">
            <text:p text:style-name="P11">8</text:p>
          </table:table-cell>
        </table:table-row>
        <table:table-row>
          <table:table-cell table:style-name="Autoevaluación.A2" office:value-type="string">
            <text:p text:style-name="P11">Trabajo realizado </text:p>
          </table:table-cell>
          <table:table-cell table:style-name="Autoevaluación.B2" office:value-type="string">
            <text:p text:style-name="P11">6</text:p>
          </table:table-cell>
        </table:table-row>
        <table:table-row>
          <table:table-cell table:style-name="Autoevaluación.A2" office:value-type="string">
            <text:p text:style-name="P11">Nota final</text:p>
          </table:table-cell>
          <table:table-cell table:style-name="Autoevaluación.B2" office:value-type="string">
            <text:p text:style-name="P11">6</text:p>
          </table:table-cell>
        </table:table-row>
      </table:table>
      <text:p text:style-name="P10"/>
      <text:p text:style-name="P10"/>
      <text:p text:style-name="P9"><text:span text:style-name="T5">Me parece que un </text:span><text:s/>6 <text:span text:style-name="T5">seria la nota mas adecuada ya que creo que el apartado de trabajo debería <text:s/>tener mas peso en la nota.</text:span></text:p>
      <text:p text:style-name="P9"><text:span text:style-name="T5">Y</text:span> aun que mi trabajo ha sido correcto también tiene mucho margen de mejora.</text:p>
      <text:p text:style-name="P8"><text:s text:c="4"/></text:p>
      <text:p text:style-name="P7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22:26:39.317533835</meta:creation-date>
    <dc:date>2019-10-28T08:43:25.560486359</dc:date>
    <meta:editing-duration>PT18M2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21" meta:word-count="280" meta:character-count="1574" meta:non-whitespace-character-count="1294"/>
  </office:meta>
</office:document-meta>
</file>